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.101cm" style:contextual-spacing="false" fo:text-align="justify" style:justify-single-word="false" fo:text-indent="0cm" style:auto-text-indent="false"/>
      <style:text-properties style:use-window-font-color="true" loext:opacity="0%" fo:font-size="12pt" officeooo:paragraph-rsid="00076139" style:font-size-asian="12pt" style:font-size-complex="12pt"/>
    </style:style>
    <style:style style:name="P2" style:family="paragraph" style:parent-style-name="Standard">
      <style:paragraph-properties fo:margin-left="2.501cm" fo:margin-right="0cm" fo:margin-top="0.101cm" fo:margin-bottom="0.101cm" style:contextual-spacing="false" fo:text-align="justify" style:justify-single-word="false" fo:text-indent="0cm" style:auto-text-indent="false"/>
      <style:text-properties style:use-window-font-color="true" loext:opacity="0%" style:font-name="DejaVu Sans Condense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ara_20_1" style:list-style-name="L1">
      <style:paragraph-properties fo:margin-top="0.101cm" fo:margin-bottom="0.101cm" style:contextual-spacing="false" fo:text-align="justify" style:justify-single-word="false"/>
      <style:text-properties style:use-window-font-color="true" loext:opacity="0%" fo:font-size="12pt" style:font-size-asian="12pt" style:font-size-complex="12pt"/>
    </style:style>
    <style:style style:name="P4" style:family="paragraph" style:parent-style-name="Standard">
      <style:paragraph-properties fo:margin-left="2.501cm" fo:margin-right="0cm" fo:margin-top="0.101cm" fo:margin-bottom="0.101cm" style:contextual-spacing="false" fo:text-align="justify" style:justify-single-word="false" fo:text-indent="0cm" style:auto-text-indent="false"/>
      <style:text-properties style:use-window-font-color="true" loext:opacity="0%" style:font-name="DejaVu Sans Condensed" fo:font-size="12pt" fo:font-style="normal" style:text-underline-style="none" fo:font-weight="normal" officeooo:paragraph-rsid="00076139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style:use-window-font-color="true" loext:opacity="0%" style:font-name="DejaVu Sans Condensed" fo:font-size="12pt" fo:font-style="normal" style:text-underline-style="none" fo:font-weight="normal" officeooo:rsid="00049707" officeooo:paragraph-rsid="0004970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style:use-window-font-color="true" loext:opacity="0%" style:font-name="DejaVu Sans Condensed" fo:font-size="12pt" fo:font-style="normal" style:text-underline-style="none" fo:font-weight="normal" officeooo:rsid="00049707" officeooo:paragraph-rsid="0004970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font-name="DejaVu Sans Condensed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90caf9" loext:opacity="100%" style:font-name="DejaVu Sans Condensed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color="#c9211e" loext:opacity="100%" style:font-name="DejaVu Sans Condensed" fo:font-style="normal" style:text-underline-style="none" fo:font-weight="normal" officeooo:rsid="000fe2ae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79fc6"/>
    </style:style>
    <style:style style:name="T7" style:family="text">
      <style:text-properties officeooo:rsid="0008c05c"/>
    </style:style>
    <style:style style:name="T8" style:family="text">
      <style:text-properties officeooo:rsid="000b46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3"><text:span text:style-name="T3">Cuentas</text:span><text:span text:style-name="T1"> </text:span><text:span text:style-name="T3">anuales</text:span><text:span text:style-name="T2">: </text:span><text:span text:style-name="T4">importante</text:span></text:p>
        </text:list-header>
      </text:list>
      <text:p text:style-name="P2">» <text:span text:style-name="T5">Balance</text:span>. </text:p>
      <text:p text:style-name="P2">» Cuenta de <text:span text:style-name="T5">pérdidas y ganancias</text:span>. </text:p>
      <text:p text:style-name="P2">» Estado de <text:span text:style-name="T5">cambios</text:span> de patrimonio. </text:p>
      <text:p text:style-name="P1"><text:span text:style-name="T2">» Estado de </text:span><text:span text:style-name="T1">flujos</text:span><text:span text:style-name="T2"> de efectivo. </text:span></text:p>
      <text:p text:style-name="P1"><text:span text:style-name="T2">» </text:span><text:span text:style-name="T1">Memoria</text:span><text:span text:style-name="T2">. </text:span></text:p>
      <text:p text:style-name="P4"/>
      <text:p text:style-name="P5"><text:span text:style-name="T5">Umbral de rentabilidad</text:span>: </text:p>
      <text:p text:style-name="P6">Costes fijos totales / (precio unidad-coste variable por unidad).</text:p>
      <text:p text:style-name="P6"/>
      <text:p text:style-name="P5">Tributo que se aplica a todo aquel que realice una actividad empresarial, profesional o</text:p>
      <text:p text:style-name="P5">artística en España: Impuesto sobre Actividades Económicas.</text:p>
      <text:p text:style-name="P5"/>
      <text:p text:style-name="P5">Impuesto directo y personal, recae sobre la renta de las sociedades y otras entidades</text:p>
      <text:p text:style-name="P5">residentes en España: <text:span text:style-name="T6">Impuesto de Sociedades.</text:span></text:p>
      <text:p text:style-name="P5"/>
      <text:p text:style-name="P5">Qué medio de pago lo emite el acreedor? <text:span text:style-name="T7">Letra de cambio.</text:span></text:p>
      <text:p text:style-name="P5"/>
      <text:p text:style-name="P5">Debemos configurar el módulo para procesar operaciones basadas en rutas.</text:p>
      <text:p text:style-name="P5"/>
      <text:p text:style-name="P5">Que debemos tener en cuenta cuando creamos una clase en Python? Debemos usar class y es <text:span text:style-name="T5">recomendable</text:span> definir __init_)</text:p>
      <text:p text:style-name="P5"/>
      <text:p text:style-name="P5">Establece Odoo diferencias entre los tipos de usuarios? <text:span text:style-name="T8">Los usuarios ‘Público’ y ‘Portal’ tienen reglas predefinida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a_20_1" style:display-name="Para 1" style:family="paragraph" style:parent-style-name="Standard">
      <style:paragraph-properties style:line-height-at-least="0.508cm" fo:text-align="start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use-window-font-color="true" loext:opacity="0%" style:font-name="DejaVu Sans Condensed" fo:font-family="'DejaVu Sans Condensed'" style:font-family-generic="swiss" style:font-pitch="variable" fo:font-size="10pt" fo:font-weight="normal" style:font-size-asian="8.75pt" style:font-weight-asian="normal" style:font-size-complex="10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32:22.595286704</meta:creation-date>
    <dc:date>2024-02-17T22:46:34.230390202</dc:date>
    <meta:editing-duration>PT3H57M14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6" meta:word-count="134" meta:character-count="877" meta:non-whitespace-character-count="753"/>
  </office:meta>
</office:document-meta>
</file>